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7d2c6" officeooo:paragraph-rsid="0017d2c6" style:font-size-asian="16pt" style:font-weight-asian="bold" style:font-size-complex="16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-color="#ffffff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ffffff" draw:opacity="0%"/>
    </style:style>
    <style:style style:name="P7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color="#ff3333"/>
    </style:style>
    <style:style style:name="P9" style:family="paragraph">
      <loext:graphic-properties draw:fill="none" draw:fill-color="#ffffff"/>
      <style:paragraph-properties fo:text-align="center"/>
      <style:text-properties fo:color="#ff3333" fo:font-size="10pt" style:font-size-asian="10pt" style:font-size-complex="10pt"/>
    </style:style>
    <style:style style:name="P10" style:family="paragraph">
      <loext:graphic-properties draw:fill-color="#000000" draw:opacity="50%"/>
      <style:paragraph-properties fo:text-align="center"/>
    </style:style>
    <style:style style:name="P11" style:family="paragraph">
      <loext:graphic-properties draw:fill-color="#ffffff"/>
      <style:text-properties fo:font-size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3333" fo:font-size="10pt" style:font-size-asian="10pt" style:font-size-complex="10pt"/>
    </style:style>
    <style:style style:name="gr1" style:family="graphic">
      <style:graphic-properties draw:textarea-horizontal-align="justify" draw:textarea-vertical-align="middle" draw:auto-grow-height="false" fo:min-height="2.117cm" fo:min-width="3.0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2.002cm" fo:min-width="1.1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-color="#ffffff" draw:opacity="0%" draw:textarea-horizontal-align="justify" draw:textarea-vertical-align="middle" draw:auto-grow-height="false" fo:min-height="2.002cm" fo:min-width="1.157cm" draw:shadow-offset-x="0.305cm" draw:shadow-offset-y="0.305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4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ff3333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ff3333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5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ff3333" draw:fill="none" draw:fill-color="#ffffff" fo:min-height="0.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5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4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6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5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dash" draw:stroke-dash="Fine_20_Dashed" svg:stroke-color="#000000" draw:fill-color="#000000" draw:opacity="50%" draw:textarea-horizontal-align="center" draw:textarea-vertical-align="middle" draw:shadow-offset-x="0.305cm" draw:shadow-offset-y="0.305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color="#000000" draw:fill-color="#ffffff" draw:textarea-horizontal-align="justify" draw:textarea-vertical-align="middle" draw:auto-grow-height="false" fo:min-height="4.087cm" fo:min-width="1.1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000000" draw:fill-color="#ffffff" draw:textarea-horizontal-align="justify" draw:textarea-vertical-align="middle" draw:auto-grow-height="false" fo:min-height="2.004cm" fo:min-width="1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ff0000" draw:fill-color="#ffffff" draw:textarea-horizontal-align="justify" draw:textarea-vertical-align="middle" draw:auto-grow-height="false" fo:min-height="5.004cm" fo:min-width="1.1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Forme1" draw:style-name="gr1" draw:text-style-name="P3" svg:width="3.07cm" svg:height="2.117cm" svg:x="0.046cm" svg:y="2.21cm"><text:p text:style-name="P2"><text:span text:style-name="T1">Créateur </text:span></text:p><text:p text:style-name="P2"><text:span text:style-name="T1">de la box</text:span></text:p><draw:enhanced-geometry svg:viewBox="0 0 21600 21600" draw:type="rectangle" draw:enhanced-path="M 0 0 L 21600 0 21600 21600 0 21600 0 0 Z N"/></draw:custom-shape><draw:custom-shape text:anchor-type="paragraph" draw:z-index="1" draw:name="Forme1" draw:style-name="gr1" draw:text-style-name="P3" svg:width="3.07cm" svg:height="2.117cm" svg:x="4.556cm" svg:y="2.18cm"><text:p text:style-name="P2"><text:span text:style-name="T1">SI</text:span></text:p><draw:enhanced-geometry svg:viewBox="0 0 21600 21600" draw:type="rectangle" draw:enhanced-path="M 0 0 L 21600 0 21600 21600 0 21600 0 0 Z N"/></draw:custom-shape><draw:custom-shape text:anchor-type="paragraph" draw:z-index="2" draw:name="Forme1" draw:style-name="gr1" draw:text-style-name="P3" svg:width="3.07cm" svg:height="2.117cm" svg:x="9.352cm" svg:y="2.201cm"><text:p text:style-name="P2"><text:span text:style-name="T1">Participant</text:span></text:p><text:p text:style-name="P2"><text:span text:style-name="T1">a la cagnotte</text:span></text:p><draw:enhanced-geometry svg:viewBox="0 0 21600 21600" draw:type="rectangle" draw:enhanced-path="M 0 0 L 21600 0 21600 21600 0 21600 0 0 Z N"/></draw:custom-shape><draw:custom-shape text:anchor-type="paragraph" draw:z-index="3" draw:name="Forme1" draw:style-name="gr1" draw:text-style-name="P3" svg:width="3.07cm" svg:height="2.117cm" svg:x="13.85cm" svg:y="2.18cm"><text:p text:style-name="P2"><text:span text:style-name="T1">Destinataire</text:span></text:p><text:p text:style-name="P2"><text:span text:style-name="T1">de la box</text:span></text:p><draw:enhanced-geometry svg:viewBox="0 0 21600 21600" draw:type="rectangle" draw:enhanced-path="M 0 0 L 21600 0 21600 21600 0 21600 0 0 Z N"/></draw:custom-shape><draw:custom-shape text:anchor-type="paragraph" draw:z-index="4" draw:name="Forme2" draw:style-name="gr2" draw:text-style-name="P4" svg:width="1.158cm" svg:height="2.003cm" svg:x="0.917cm" svg:y="5.091cm"><text:p/><draw:enhanced-geometry svg:viewBox="0 0 21600 21600" draw:type="rectangle" draw:enhanced-path="M 0 0 L 21600 0 21600 21600 0 21600 0 0 Z N"/></draw:custom-shape><draw:line text:anchor-type="paragraph" draw:z-index="5" draw:name="Forme3" draw:style-name="gr3" draw:text-style-name="P5" svg:x1="2.074cm" svg:y1="6.519cm" svg:x2="5.464cm" svg:y2="6.519cm"><text:p/></draw:line><draw:custom-shape text:anchor-type="paragraph" draw:z-index="6" draw:name="Forme2" draw:style-name="gr2" draw:text-style-name="P4" svg:width="1.158cm" svg:height="2.003cm" svg:x="0.917cm" svg:y="5.091cm"><text:p/><draw:enhanced-geometry svg:viewBox="0 0 21600 21600" draw:type="rectangle" draw:enhanced-path="M 0 0 L 21600 0 21600 21600 0 21600 0 0 Z N"/></draw:custom-shape><draw:line text:anchor-type="paragraph" draw:z-index="7" draw:name="Forme3" draw:style-name="gr3" draw:text-style-name="P5" svg:x1="2.074cm" svg:y1="6.519cm" svg:x2="5.464cm" svg:y2="6.519cm"><text:p/></draw:line><draw:custom-shape text:anchor-type="paragraph" draw:z-index="8" draw:name="Forme2" draw:style-name="gr4" draw:text-style-name="P6" svg:width="1.158cm" svg:height="2.003cm" svg:x="0.917cm" svg:y="5.091cm"><text:p/><draw:enhanced-geometry svg:viewBox="0 0 21600 21600" draw:type="rectangle" draw:enhanced-path="M 0 0 L 21600 0 21600 21600 0 21600 0 0 Z N"/></draw:custom-shape><draw:line text:anchor-type="paragraph" draw:z-index="9" draw:name="Forme3" draw:style-name="gr3" draw:text-style-name="P5" svg:x1="2.074cm" svg:y1="6.519cm" svg:x2="5.464cm" svg:y2="6.519cm"><text:p/></draw:line><draw:line text:anchor-type="paragraph" draw:z-index="10" draw:name="Forme3" draw:style-name="gr3" draw:text-style-name="P5" svg:x1="2.09cm" svg:y1="8.519cm" svg:x2="5.48cm" svg:y2="8.519cm"><text:p/></draw:line><draw:custom-shape text:anchor-type="paragraph" draw:z-index="12" draw:name="Forme2" draw:style-name="gr2" draw:text-style-name="P4" svg:width="1.158cm" svg:height="2.003cm" svg:x="0.935cm" svg:y="12.906cm"><text:p/><draw:enhanced-geometry svg:viewBox="0 0 21600 21600" draw:type="rectangle" draw:enhanced-path="M 0 0 L 21600 0 21600 21600 0 21600 0 0 Z N"/></draw:custom-shape><draw:line text:anchor-type="paragraph" draw:z-index="13" draw:name="Forme3" draw:style-name="gr3" draw:text-style-name="P5" svg:x1="2.092cm" svg:y1="14.335cm" svg:x2="5.482cm" svg:y2="14.335cm"><text:p/></draw:line><draw:frame text:anchor-type="paragraph" draw:z-index="14" draw:name="Forme4" draw:style-name="gr5" draw:text-style-name="P7" svg:width="3.391cm" svg:height="0.523cm" svg:x="2.074cm" svg:y="5.997cm"><draw:text-box><text:p text:style-name="P2"><text:span text:style-name="T2">Parcours le <text:s/>catalogue</text:span></text:p></draw:text-box></draw:frame><draw:frame text:anchor-type="paragraph" draw:z-index="15" draw:name="Forme5" draw:style-name="gr6" draw:text-style-name="P7" svg:width="3.391cm" svg:height="0.498cm" svg:x="2.09cm" svg:y="8.022cm"><draw:text-box><text:p text:style-name="P2"><text:span text:style-name="T2">Crée la box</text:span></text:p></draw:text-box></draw:frame><draw:frame text:anchor-type="paragraph" draw:z-index="16" draw:name="Forme6" draw:style-name="gr5" draw:text-style-name="P7" svg:width="3.382cm" svg:height="0.523cm" svg:x="2.057cm" svg:y="10.825cm"><draw:text-box><text:p text:style-name="P2"><text:span text:style-name="T2">Ajout prestation</text:span></text:p></draw:text-box></draw:frame><draw:frame text:anchor-type="paragraph" draw:z-index="17" draw:name="Forme7" draw:style-name="gr7" draw:text-style-name="P7" svg:width="3.391cm" svg:height="0.851cm" svg:x="2.092cm" svg:y="13.485cm"><draw:text-box><text:p text:style-name="P2"><text:span text:style-name="T2">Consulter / Modifier </text:span></text:p><text:p text:style-name="P2"><text:span text:style-name="T2">Box</text:span></text:p></draw:text-box></draw:frame><draw:line text:anchor-type="paragraph" draw:z-index="18" draw:name="Forme3" draw:style-name="gr3" draw:text-style-name="P5" svg:x1="2.083cm" svg:y1="23.945cm" svg:x2="5.441cm" svg:y2="23.945cm"><text:p/></draw:line><draw:line text:anchor-type="paragraph" draw:z-index="19" draw:name="Forme3" draw:style-name="gr8" draw:text-style-name="P5" svg:x1="2.083cm" svg:y1="23.098cm" svg:x2="10.259cm" svg:y2="23.114cm"><text:p/></draw:line><draw:frame text:anchor-type="paragraph" draw:z-index="20" draw:name="Forme7" draw:style-name="gr9" draw:text-style-name="P9" svg:width="8.192cm" svg:height="0.636cm" svg:x="2.083cm" svg:y="22.479cm"><draw:text-box><text:p text:style-name="P8"><text:span text:style-name="T3">Valider / Payer en cagnotte</text:span></text:p></draw:text-box></draw:frame><draw:line text:anchor-type="paragraph" draw:z-index="21" draw:name="Forme3" draw:style-name="gr3" draw:text-style-name="P5" svg:x1="2.065cm" svg:y1="25.072cm" svg:x2="5.423cm" svg:y2="25.072cm"><text:p/></draw:line><draw:frame text:anchor-type="paragraph" draw:z-index="22" draw:name="Forme7" draw:style-name="gr10" draw:text-style-name="P7" svg:width="3.359cm" svg:height="0.555cm" svg:x="2.083cm" svg:y="23.391cm"><draw:text-box><text:p text:style-name="P2"><text:span text:style-name="T2">Valider / Payer</text:span></text:p></draw:text-box></draw:frame><draw:frame text:anchor-type="paragraph" draw:z-index="23" draw:name="Forme7" draw:style-name="gr11" draw:text-style-name="P7" svg:width="3.26cm" svg:height="0.525cm" svg:x="2.164cm" svg:y="24.548cm"><draw:text-box><text:p text:style-name="P2"><text:span text:style-name="T2">Génère l’URL</text:span></text:p></draw:text-box></draw:frame><draw:line text:anchor-type="paragraph" draw:z-index="24" draw:name="Forme3" draw:style-name="gr8" draw:text-style-name="P5" svg:x1="2.099cm" svg:y1="26.228cm" svg:x2="10.275cm" svg:y2="26.244cm"><text:p/></draw:line><draw:frame text:anchor-type="paragraph" draw:z-index="25" draw:name="Forme7" draw:style-name="gr12" draw:text-style-name="P9" svg:width="8.176cm" svg:height="0.408cm" svg:x="2.099cm" svg:y="25.785cm"><draw:text-box><text:p text:style-name="P8"><text:span text:style-name="T3">Génère l’URL</text:span></text:p></draw:text-box></draw:frame><draw:line text:anchor-type="paragraph" draw:z-index="26" draw:name="Forme3" draw:style-name="gr3" draw:text-style-name="P5" svg:x1="2.099cm" svg:y1="28.294cm" svg:x2="14.795cm" svg:y2="28.375cm"><text:p/></draw:line><draw:frame text:anchor-type="paragraph" draw:z-index="27" draw:name="Forme7" draw:style-name="gr13" draw:text-style-name="P7" svg:width="12.697cm" svg:height="0.502cm" svg:x="2.099cm" svg:y="27.875cm"><draw:text-box><text:p text:style-name="P2"><text:span text:style-name="T2">Offrir URL</text:span></text:p></draw:text-box></draw:frame><draw:line text:anchor-type="paragraph" draw:z-index="28" draw:name="Forme3" draw:style-name="gr3" draw:text-style-name="P5" svg:x1="6.62cm" svg:y1="29.665cm" svg:x2="14.796cm" svg:y2="29.681cm"><text:p/></draw:line><draw:frame text:anchor-type="paragraph" draw:z-index="29" draw:name="Forme7" draw:style-name="gr14" draw:text-style-name="P7" svg:width="8.176cm" svg:height="0.585cm" svg:x="6.62cm" svg:y="29.097cm"><draw:text-box><text:p text:style-name="P2"><text:span text:style-name="T2">Suivre URL</text:span></text:p></draw:text-box></draw:frame><draw:line text:anchor-type="paragraph" draw:z-index="30" draw:name="Forme3" draw:style-name="gr3" draw:text-style-name="P5" svg:x1="6.659cm" svg:y1="18.316cm" svg:x2="10.275cm" svg:y2="18.325cm"><text:p/></draw:line><draw:frame text:anchor-type="paragraph" draw:z-index="31" draw:name="Forme7" draw:style-name="gr15" draw:text-style-name="P7" svg:width="3.617cm" svg:height="0.814cm" svg:x="6.659cm" svg:y="17.503cm"><draw:text-box><text:p text:style-name="P2"><text:span text:style-name="T2">Verser le montant de son choix</text:span></text:p></draw:text-box></draw:frame><draw:line text:anchor-type="paragraph" draw:z-index="32" draw:name="Forme3" draw:style-name="gr3" draw:text-style-name="P5" svg:x1="6.659cm" svg:y1="15.658cm" svg:x2="10.275cm" svg:y2="15.667cm"><text:p/></draw:line><draw:frame text:anchor-type="paragraph" draw:z-index="33" draw:name="Forme7" draw:style-name="gr16" draw:text-style-name="P7" svg:width="3.617cm" svg:height="0.438cm" svg:x="6.659cm" svg:y="15.221cm"><draw:text-box><text:p text:style-name="P2"><text:span text:style-name="T2">Consulter la box</text:span></text:p></draw:text-box></draw:frame><draw:frame text:anchor-type="paragraph" draw:z-index="34" draw:name="Forme7" draw:style-name="gr17" draw:text-style-name="P7" svg:width="3.617cm" svg:height="0.639cm" svg:x="6.676cm" svg:y="20.237cm"><draw:text-box><text:p text:style-name="P2"><text:span text:style-name="T2">Ajouter un message</text:span></text:p></draw:text-box></draw:frame><draw:line text:anchor-type="paragraph" draw:z-index="35" draw:name="Forme3" draw:style-name="gr3" draw:text-style-name="P5" svg:x1="6.659cm" svg:y1="20.875cm" svg:x2="10.275cm" svg:y2="20.884cm"><text:p/></draw:line><draw:line text:anchor-type="paragraph" draw:z-index="36" draw:name="Forme3" draw:style-name="gr3" draw:text-style-name="P5" svg:x1="6.597cm" svg:y1="32.453cm" svg:x2="14.773cm" svg:y2="32.469cm"><text:p/></draw:line><draw:frame text:anchor-type="paragraph" draw:z-index="37" draw:name="Forme7" draw:style-name="gr18" draw:text-style-name="P7" svg:width="8.189cm" svg:height="0.479cm" svg:x="6.597cm" svg:y="31.992cm"><draw:text-box><text:p text:style-name="P2"><text:span text:style-name="T2">Visualiser les prestations de la box</text:span></text:p></draw:text-box></draw:frame><draw:line text:anchor-type="paragraph" draw:z-index="38" draw:name="Forme3" draw:style-name="gr3" draw:text-style-name="P5" svg:x1="2.099cm" svg:y1="35.023cm" svg:x2="14.834cm" svg:y2="35.018cm"><text:p/></draw:line><draw:frame text:anchor-type="paragraph" draw:z-index="39" draw:name="Forme7" draw:style-name="gr19" draw:text-style-name="P7" svg:width="12.718cm" svg:height="0.544cm" svg:x="2.099cm" svg:y="34.481cm"><draw:text-box><text:p text:style-name="P2"><text:span text:style-name="T2">Message remerciement</text:span></text:p></draw:text-box></draw:frame><draw:line text:anchor-type="paragraph" draw:z-index="40" draw:name="Forme3" draw:style-name="gr20" draw:text-style-name="P10" svg:x1="1.515cm" svg:y1="4.327cm" svg:x2="1.515cm" svg:y2="37.472cm"><text:p/></draw:line><draw:custom-shape text:anchor-type="paragraph" draw:z-index="41" draw:name="Forme2" draw:style-name="gr2" draw:text-style-name="P4" svg:width="1.158cm" svg:height="2.003cm" svg:x="0.917cm" svg:y="5.091cm"><text:p/><draw:enhanced-geometry svg:viewBox="0 0 21600 21600" draw:type="rectangle" draw:enhanced-path="M 0 0 L 21600 0 21600 21600 0 21600 0 0 Z N"/></draw:custom-shape><draw:custom-shape text:anchor-type="paragraph" draw:z-index="42" draw:name="Forme2" draw:style-name="gr2" draw:text-style-name="P4" svg:width="1.158cm" svg:height="2.003cm" svg:x="0.933cm" svg:y="7.766cm"><text:p/><draw:enhanced-geometry svg:viewBox="0 0 21600 21600" draw:type="rectangle" draw:enhanced-path="M 0 0 L 21600 0 21600 21600 0 21600 0 0 Z N"/></draw:custom-shape><draw:custom-shape text:anchor-type="paragraph" draw:z-index="43" draw:name="Forme2" draw:style-name="gr2" draw:text-style-name="P4" svg:width="1.158cm" svg:height="2.003cm" svg:x="0.9cm" svg:y="10.421cm"><text:p/><draw:enhanced-geometry svg:viewBox="0 0 21600 21600" draw:type="rectangle" draw:enhanced-path="M 0 0 L 21600 0 21600 21600 0 21600 0 0 Z N"/></draw:custom-shape><draw:custom-shape text:anchor-type="paragraph" draw:z-index="44" draw:name="Forme2" draw:style-name="gr2" draw:text-style-name="P4" svg:width="1.158cm" svg:height="2.003cm" svg:x="0.935cm" svg:y="12.906cm"><text:p/><draw:enhanced-geometry svg:viewBox="0 0 21600 21600" draw:type="rectangle" draw:enhanced-path="M 0 0 L 21600 0 21600 21600 0 21600 0 0 Z N"/></draw:custom-shape><draw:custom-shape text:anchor-type="paragraph" draw:z-index="45" draw:name="Forme2" draw:style-name="gr2" draw:text-style-name="P4" svg:width="1.158cm" svg:height="2.003cm" svg:x="0.926cm" svg:y="22.479cm"><text:p/><draw:enhanced-geometry svg:viewBox="0 0 21600 21600" draw:type="rectangle" draw:enhanced-path="M 0 0 L 21600 0 21600 21600 0 21600 0 0 Z N"/></draw:custom-shape><draw:custom-shape text:anchor-type="paragraph" draw:z-index="46" draw:name="Forme2" draw:style-name="gr21" draw:text-style-name="P4" svg:width="1.158cm" svg:height="4.088cm" svg:x="0.942cm" svg:y="24.816cm"><text:p/><draw:enhanced-geometry svg:viewBox="0 0 21600 21600" draw:type="rectangle" draw:enhanced-path="M 0 0 L 21600 0 21600 21600 0 21600 0 0 Z N"/></draw:custom-shape><draw:custom-shape text:anchor-type="paragraph" draw:z-index="47" draw:name="Forme2" draw:style-name="gr2" draw:text-style-name="P4" svg:width="1.158cm" svg:height="2.003cm" svg:x="0.942cm" svg:y="34.325cm"><text:p/><draw:enhanced-geometry svg:viewBox="0 0 21600 21600" draw:type="rectangle" draw:enhanced-path="M 0 0 L 21600 0 21600 21600 0 21600 0 0 Z N"/></draw:custom-shape><draw:line text:anchor-type="paragraph" draw:z-index="48" draw:name="Forme3" draw:style-name="gr20" draw:text-style-name="P10" svg:x1="6.045cm" svg:y1="4.297cm" svg:x2="6.045cm" svg:y2="37.467cm"><text:p/></draw:line><draw:line text:anchor-type="paragraph" draw:z-index="50" draw:name="Forme3" draw:style-name="gr20" draw:text-style-name="P10" svg:x1="15.427cm" svg:y1="4.299cm" svg:x2="15.427cm" svg:y2="37.467cm"><text:p/></draw:line><draw:line text:anchor-type="paragraph" draw:z-index="49" draw:name="Forme3" draw:style-name="gr20" draw:text-style-name="P10" svg:x1="10.85cm" svg:y1="4.318cm" svg:x2="10.866cm" svg:y2="37.467cm"><text:p/></draw:line><draw:custom-shape text:anchor-type="paragraph" draw:z-index="51" draw:name="Forme2" draw:style-name="gr2" draw:text-style-name="P4" svg:width="1.158cm" svg:height="2.003cm" svg:x="5.465cm" svg:y="5.091cm"><text:p/><draw:enhanced-geometry svg:viewBox="0 0 21600 21600" draw:type="rectangle" draw:enhanced-path="M 0 0 L 21600 0 21600 21600 0 21600 0 0 Z N"/></draw:custom-shape><draw:custom-shape text:anchor-type="paragraph" draw:z-index="52" draw:name="Forme2" draw:style-name="gr2" draw:text-style-name="P4" svg:width="1.158cm" svg:height="2.003cm" svg:x="5.438cm" svg:y="10.403cm"><text:p/><draw:enhanced-geometry svg:viewBox="0 0 21600 21600" draw:type="rectangle" draw:enhanced-path="M 0 0 L 21600 0 21600 21600 0 21600 0 0 Z N"/></draw:custom-shape><draw:custom-shape text:anchor-type="paragraph" draw:z-index="53" draw:name="Forme2" draw:style-name="gr2" draw:text-style-name="P4" svg:width="1.158cm" svg:height="2.003cm" svg:x="5.48cm" svg:y="7.766cm"><text:p/><draw:enhanced-geometry svg:viewBox="0 0 21600 21600" draw:type="rectangle" draw:enhanced-path="M 0 0 L 21600 0 21600 21600 0 21600 0 0 Z N"/></draw:custom-shape><draw:custom-shape text:anchor-type="paragraph" draw:z-index="54" draw:name="Forme2" draw:style-name="gr22" draw:text-style-name="P11" svg:width="1.16cm" svg:height="2.005cm" svg:x="5.475cm" svg:y="12.834cm"><text:p/><draw:enhanced-geometry svg:viewBox="0 0 21600 21600" draw:type="rectangle" draw:enhanced-path="M 0 0 L 21600 0 21600 21600 0 21600 0 0 Z N"/></draw:custom-shape><draw:custom-shape text:anchor-type="paragraph" draw:z-index="55" draw:name="Forme2" draw:style-name="gr2" draw:text-style-name="P4" svg:width="1.158cm" svg:height="2.003cm" svg:x="5.502cm" svg:y="15.221cm"><text:p/><draw:enhanced-geometry svg:viewBox="0 0 21600 21600" draw:type="rectangle" draw:enhanced-path="M 0 0 L 21600 0 21600 21600 0 21600 0 0 Z N"/></draw:custom-shape><draw:custom-shape text:anchor-type="paragraph" draw:z-index="56" draw:name="Forme2" draw:style-name="gr2" draw:text-style-name="P4" svg:width="1.158cm" svg:height="2.003cm" svg:x="10.275cm" svg:y="15.221cm"><text:p/><draw:enhanced-geometry svg:viewBox="0 0 21600 21600" draw:type="rectangle" draw:enhanced-path="M 0 0 L 21600 0 21600 21600 0 21600 0 0 Z N"/></draw:custom-shape><draw:custom-shape text:anchor-type="paragraph" draw:z-index="57" draw:name="Forme2" draw:style-name="gr2" draw:text-style-name="P4" svg:width="1.158cm" svg:height="2.003cm" svg:x="10.275cm" svg:y="17.503cm"><text:p/><draw:enhanced-geometry svg:viewBox="0 0 21600 21600" draw:type="rectangle" draw:enhanced-path="M 0 0 L 21600 0 21600 21600 0 21600 0 0 Z N"/></draw:custom-shape><draw:custom-shape text:anchor-type="paragraph" draw:z-index="58" draw:name="Forme2" draw:style-name="gr2" draw:text-style-name="P4" svg:width="1.158cm" svg:height="2.003cm" svg:x="5.502cm" svg:y="17.503cm"><text:p/><draw:enhanced-geometry svg:viewBox="0 0 21600 21600" draw:type="rectangle" draw:enhanced-path="M 0 0 L 21600 0 21600 21600 0 21600 0 0 Z N"/></draw:custom-shape><draw:custom-shape text:anchor-type="paragraph" draw:z-index="59" draw:name="Forme2" draw:style-name="gr2" draw:text-style-name="P4" svg:width="1.158cm" svg:height="2.003cm" svg:x="5.519cm" svg:y="20.001cm"><text:p/><draw:enhanced-geometry svg:viewBox="0 0 21600 21600" draw:type="rectangle" draw:enhanced-path="M 0 0 L 21600 0 21600 21600 0 21600 0 0 Z N"/></draw:custom-shape><draw:custom-shape text:anchor-type="paragraph" draw:z-index="60" draw:name="Forme2" draw:style-name="gr23" draw:text-style-name="P4" svg:width="1.158cm" svg:height="5.005cm" svg:x="10.275cm" svg:y="22.479cm"><text:p/><draw:enhanced-geometry svg:viewBox="0 0 21600 21600" draw:type="rectangle" draw:enhanced-path="M 0 0 L 21600 0 21600 21600 0 21600 0 0 Z N"/></draw:custom-shape><draw:custom-shape text:anchor-type="paragraph" draw:z-index="61" draw:name="Forme2" draw:style-name="gr2" draw:text-style-name="P4" svg:width="1.158cm" svg:height="2.003cm" svg:x="5.424cm" svg:y="23.391cm"><text:p/><draw:enhanced-geometry svg:viewBox="0 0 21600 21600" draw:type="rectangle" draw:enhanced-path="M 0 0 L 21600 0 21600 21600 0 21600 0 0 Z N"/></draw:custom-shape><draw:custom-shape text:anchor-type="paragraph" draw:z-index="62" draw:name="Forme2" draw:style-name="gr2" draw:text-style-name="P4" svg:width="1.158cm" svg:height="2.003cm" svg:x="5.457cm" svg:y="29.337cm"><text:p/><draw:enhanced-geometry svg:viewBox="0 0 21600 21600" draw:type="rectangle" draw:enhanced-path="M 0 0 L 21600 0 21600 21600 0 21600 0 0 Z N"/></draw:custom-shape><draw:custom-shape text:anchor-type="paragraph" draw:z-index="63" draw:name="Forme2" draw:style-name="gr2" draw:text-style-name="P4" svg:width="1.158cm" svg:height="2.003cm" svg:x="14.796cm" svg:y="27.914cm"><text:p/><draw:enhanced-geometry svg:viewBox="0 0 21600 21600" draw:type="rectangle" draw:enhanced-path="M 0 0 L 21600 0 21600 21600 0 21600 0 0 Z N"/></draw:custom-shape><draw:custom-shape text:anchor-type="paragraph" draw:z-index="64" draw:name="Forme2" draw:style-name="gr2" draw:text-style-name="P4" svg:width="1.158cm" svg:height="2.003cm" svg:x="14.785cm" svg:y="31.87cm"><text:p/><draw:enhanced-geometry svg:viewBox="0 0 21600 21600" draw:type="rectangle" draw:enhanced-path="M 0 0 L 21600 0 21600 21600 0 21600 0 0 Z N"/></draw:custom-shape><draw:custom-shape text:anchor-type="paragraph" draw:z-index="65" draw:name="Forme2" draw:style-name="gr2" draw:text-style-name="P4" svg:width="1.158cm" svg:height="2.003cm" svg:x="14.817cm" svg:y="34.325cm"><text:p/><draw:enhanced-geometry svg:viewBox="0 0 21600 21600" draw:type="rectangle" draw:enhanced-path="M 0 0 L 21600 0 21600 21600 0 21600 0 0 Z N"/></draw:custom-shape><draw:custom-shape text:anchor-type="paragraph" draw:z-index="66" draw:name="Forme2" draw:style-name="gr2" draw:text-style-name="P4" svg:width="1.158cm" svg:height="2.003cm" svg:x="5.44cm" svg:y="31.875cm"><text:p/><draw:enhanced-geometry svg:viewBox="0 0 21600 21600" draw:type="rectangle" draw:enhanced-path="M 0 0 L 21600 0 21600 21600 0 21600 0 0 Z N"/></draw:custom-shape><draw:custom-shape text:anchor-type="paragraph" draw:z-index="67" draw:name="Forme2" draw:style-name="gr2" draw:text-style-name="P4" svg:width="1.158cm" svg:height="2.003cm" svg:x="10.275cm" svg:y="20.001cm"><text:p/><draw:enhanced-geometry svg:viewBox="0 0 21600 21600" draw:type="rectangle" draw:enhanced-path="M 0 0 L 21600 0 21600 21600 0 21600 0 0 Z N"/></draw:custom-shape><draw:line text:anchor-type="paragraph" draw:z-index="11" draw:name="Forme3" draw:style-name="gr3" draw:text-style-name="P5" svg:x1="2.057cm" svg:y1="11.347cm" svg:x2="5.447cm" svg:y2="11.347cm"><text:p/></draw:line><draw:custom-shape text:anchor-type="paragraph" draw:z-index="68" draw:name="Forme2" draw:style-name="gr2" draw:text-style-name="P4" svg:width="1.158cm" svg:height="2.003cm" svg:x="5.502cm" svg:y="17.503cm"><text:p/><draw:enhanced-geometry svg:viewBox="0 0 21600 21600" draw:mirror-horizontal="false" draw:mirror-vertical="false" draw:type="rectangle" draw:enhanced-path="M 0 0 L 21600 0 21600 21600 0 21600 0 0 Z N"/></draw:custom-shape>Diagramme de séqu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60.7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2:13:50.222320159</meta:creation-date>
    <meta:editing-duration>PT34M7S</meta:editing-duration>
    <meta:editing-cycles>11</meta:editing-cycles>
    <meta:generator>LibreOffice/5.1.6.2$Linux_X86_64 LibreOffice_project/10m0$Build-2</meta:generator>
    <dc:date>2018-11-05T13:58:06.673474842</dc:date>
    <meta:document-statistic meta:table-count="0" meta:image-count="0" meta:object-count="0" meta:page-count="1" meta:paragraph-count="1" meta:word-count="3" meta:character-count="21" meta:non-whitespace-character-count="19"/>
  </office:meta>
</office:document-meta>
</file>